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Courier, monospace"/>
    <style:font-face style:name="Lato" svg:font-family="Lato, proxima-nova, 'Helvetica Neue', Arial, sans-serif"/>
    <style:font-face style:name="Roboto Mono" svg:font-family="'Roboto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62d" officeooo:paragraph-rsid="0004562d"/>
    </style:style>
    <style:style style:name="P2" style:family="paragraph" style:parent-style-name="Standard">
      <style:text-properties officeooo:rsid="0004562d" officeooo:paragraph-rsid="0004952b"/>
    </style:style>
    <style:style style:name="P3" style:family="paragraph" style:parent-style-name="Standard">
      <style:text-properties officeooo:paragraph-rsid="0004562d"/>
    </style:style>
    <style:style style:name="P4" style:family="paragraph" style:parent-style-name="Standard">
      <style:text-properties fo:font-style="normal" style:text-underline-style="none" fo:font-weight="normal" officeooo:rsid="0004562d" officeooo:paragraph-rsid="0004562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04562d" officeooo:paragraph-rsid="0004952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04952b"/>
    </style:style>
    <style:style style:name="P7" style:family="paragraph" style:parent-style-name="Standard">
      <style:text-properties officeooo:rsid="0008d4b7" officeooo:paragraph-rsid="0008d4b7"/>
    </style:style>
    <style:style style:name="P8" style:family="paragraph" style:parent-style-name="Standard">
      <style:text-properties fo:font-variant="normal" fo:text-transform="none" fo:color="#333333" style:font-name="Consolas" fo:font-size="9pt" fo:letter-spacing="normal" fo:font-style="normal" style:text-underline-style="none" fo:font-weight="normal" officeooo:rsid="0004562d" officeooo:paragraph-rsid="0004562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variant="normal" fo:text-transform="none" fo:color="#333333" style:font-name="Consolas" fo:font-size="9pt" fo:letter-spacing="normal" fo:font-style="normal" style:text-underline-style="none" fo:font-weight="normal" officeooo:rsid="0004562d" officeooo:paragraph-rsid="0004952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variant="normal" fo:text-transform="none" fo:color="#333333" style:font-name="Consolas" fo:font-size="9pt" fo:letter-spacing="normal" fo:font-style="normal" style:text-underline-style="none" fo:font-weight="normal" officeooo:rsid="0004562d" officeooo:paragraph-rsid="000ad30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variant="normal" fo:text-transform="none" fo:color="#333333" style:font-name="Consolas" fo:font-size="9pt" fo:letter-spacing="normal" fo:font-style="normal" style:text-underline-style="none" fo:font-weight="normal" officeooo:rsid="0004562d" officeooo:paragraph-rsid="000c240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variant="normal" fo:text-transform="none" fo:color="#404040" style:font-name="Consolas" fo:font-size="9pt" fo:letter-spacing="normal" fo:font-style="normal" style:text-underline-style="none" fo:font-weight="normal" officeooo:rsid="0004562d" officeooo:paragraph-rsid="0004952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variant="normal" fo:text-transform="none" fo:color="#404040" style:font-name="Consolas" fo:font-size="9pt" fo:letter-spacing="normal" fo:font-style="normal" style:text-underline-style="none" fo:font-weight="normal" officeooo:rsid="0004562d" officeooo:paragraph-rsid="0008d4b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variant="normal" fo:text-transform="none" fo:color="#404040" style:font-name="Consolas" fo:font-size="9pt" fo:letter-spacing="normal" fo:font-style="normal" style:text-underline-style="none" fo:font-weight="normal" officeooo:rsid="0004562d" officeooo:paragraph-rsid="000ad30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404040" style:font-name="Consolas" fo:font-size="9pt" fo:letter-spacing="normal" fo:font-style="normal" style:text-underline-style="none" fo:font-weight="normal" officeooo:rsid="0004562d" officeooo:paragraph-rsid="000c240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variant="normal" fo:text-transform="none" fo:color="#404040" style:font-name="Consolas" fo:font-size="9pt" fo:letter-spacing="normal" fo:font-style="normal" style:text-underline-style="none" fo:font-weight="normal" officeooo:rsid="000914fd" officeooo:paragraph-rsid="000914f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variant="normal" fo:text-transform="none" fo:color="#404040" style:font-name="Consolas" fo:font-size="9pt" fo:letter-spacing="normal" fo:font-style="normal" style:text-underline-style="none" fo:font-weight="normal" officeooo:rsid="000914fd" officeooo:paragraph-rsid="000c240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variant="normal" fo:text-transform="none" fo:color="#404040" style:font-name="Consolas" fo:font-size="9pt" fo:letter-spacing="normal" fo:font-style="normal" fo:font-weight="normal" officeooo:paragraph-rsid="000914fd"/>
    </style:style>
    <style:style style:name="P19" style:family="paragraph" style:parent-style-name="Standard">
      <style:text-properties fo:font-variant="normal" fo:text-transform="none" fo:color="#404040" style:font-name="Consolas" fo:font-size="9pt" fo:letter-spacing="normal" fo:font-style="normal" fo:font-weight="normal" officeooo:rsid="000c240f" officeooo:paragraph-rsid="000c240f"/>
    </style:style>
    <style:style style:name="P20" style:family="paragraph" style:parent-style-name="Standard">
      <style:text-properties fo:font-variant="normal" fo:text-transform="none" fo:color="#404040" style:font-name="Consolas" fo:font-size="9pt" fo:letter-spacing="normal" fo:font-style="normal" fo:font-weight="normal" officeooo:rsid="0004562d" officeooo:paragraph-rsid="000c240f"/>
    </style:style>
    <style:style style:name="P21" style:family="paragraph" style:parent-style-name="Standard">
      <style:text-properties fo:font-variant="normal" fo:text-transform="none" fo:color="#404040" style:font-name="Consolas" fo:font-size="9pt" fo:letter-spacing="normal" fo:font-style="normal" fo:font-weight="normal" officeooo:paragraph-rsid="000c240f"/>
    </style:style>
    <style:style style:name="P22" style:family="paragraph" style:parent-style-name="Standard">
      <style:text-properties fo:font-style="normal" style:text-underline-style="none" fo:font-weight="normal" officeooo:rsid="00068a26" officeooo:paragraph-rsid="00068a2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04562d" officeooo:paragraph-rsid="0004562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04562d" officeooo:paragraph-rsid="000ad30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04562d" officeooo:paragraph-rsid="0008d4b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04562d" officeooo:paragraph-rsid="000c240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0914fd" officeooo:paragraph-rsid="0004562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097063" officeooo:paragraph-rsid="000ad30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paragraph-rsid="0008d4b7"/>
    </style:style>
    <style:style style:name="P30" style:family="paragraph" style:parent-style-name="Standard">
      <style:text-properties fo:font-style="normal" fo:font-weight="normal" officeooo:paragraph-rsid="000c240f"/>
    </style:style>
    <style:style style:name="P31" style:family="paragraph" style:parent-style-name="Standard">
      <style:text-properties officeooo:rsid="0004562d" officeooo:paragraph-rsid="0004562d"/>
    </style:style>
    <style:style style:name="P32" style:family="paragraph" style:parent-style-name="Standard">
      <style:text-properties officeooo:rsid="0004562d" officeooo:paragraph-rsid="000ad300"/>
    </style:style>
    <style:style style:name="P33" style:family="paragraph" style:parent-style-name="Standard">
      <style:text-properties officeooo:rsid="0004562d" officeooo:paragraph-rsid="000c240f"/>
    </style:style>
    <style:style style:name="P34" style:family="paragraph" style:parent-style-name="Standard">
      <style:text-properties officeooo:paragraph-rsid="0004562d"/>
    </style:style>
    <style:style style:name="P35" style:family="paragraph" style:parent-style-name="Standard">
      <style:text-properties officeooo:rsid="00097063" officeooo:paragraph-rsid="00097063"/>
    </style:style>
    <style:style style:name="P36" style:family="paragraph" style:parent-style-name="Standard">
      <style:text-properties officeooo:rsid="00097063" officeooo:paragraph-rsid="000ad300"/>
    </style:style>
    <style:style style:name="P37" style:family="paragraph" style:parent-style-name="Standard">
      <style:text-properties officeooo:rsid="00097063" officeooo:paragraph-rsid="000c240f"/>
    </style:style>
    <style:style style:name="P38" style:family="paragraph" style:parent-style-name="Standard">
      <style:text-properties officeooo:paragraph-rsid="000ad300"/>
    </style:style>
    <style:style style:name="P39" style:family="paragraph" style:parent-style-name="Standard">
      <style:text-properties officeooo:paragraph-rsid="000c240f"/>
    </style:style>
    <style:style style:name="T1" style:family="text">
      <style:text-properties fo:font-variant="normal" fo:text-transform="none" fo:color="#333333" style:font-name="Consolas" fo:font-size="9pt" fo:letter-spacing="normal"/>
    </style:style>
    <style:style style:name="T2" style:family="text">
      <style:text-properties fo:font-variant="normal" fo:text-transform="none" fo:color="#333333" style:font-name="Consolas" fo:font-size="9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333333" style:font-name="Consolas" fo:font-size="9pt" fo:letter-spacing="normal" fo:font-style="normal" style:text-underline-style="none" fo:font-weight="normal" officeooo:rsid="0004562d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333333" style:font-name="Consolas1" fo:font-size="12pt" fo:letter-spacing="normal" fo:font-style="normal" style:text-underline-style="none" fo:font-weight="normal" officeooo:rsid="000c240f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333333" style:font-name="Consolas1" fo:font-size="12pt" fo:letter-spacing="normal" fo:font-style="normal" style:text-underline-style="none" fo:font-weight="normal" officeooo:rsid="0008d4b7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404040" style:font-name="Consolas" fo:font-size="9pt" fo:letter-spacing="normal"/>
    </style:style>
    <style:style style:name="T7" style:family="text">
      <style:text-properties fo:font-variant="normal" fo:text-transform="none" fo:color="#404040" style:font-name="Consolas" fo:font-size="9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404040" style:font-name="Consolas" fo:font-size="9pt" fo:letter-spacing="normal" fo:font-style="normal" style:text-underline-style="none" fo:font-weight="normal" officeooo:rsid="0004562d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404040" style:font-name="Consolas" fo:font-size="9pt" fo:letter-spacing="normal" fo:font-style="normal" style:text-underline-style="none" fo:font-weight="normal" officeooo:rsid="0008d4b7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404040" style:font-name="Consolas" fo:font-size="9pt" fo:letter-spacing="normal" fo:font-style="normal" style:text-underline-style="none" fo:font-weight="normal" officeooo:rsid="00097063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404040" style:font-name="Consolas" fo:font-size="9pt" fo:letter-spacing="normal" officeooo:rsid="0008d4b7"/>
    </style:style>
    <style:style style:name="T12" style:family="text">
      <style:text-properties fo:font-variant="normal" fo:text-transform="none" fo:color="#404040" style:font-name="Consolas" fo:font-size="9pt" fo:letter-spacing="normal" officeooo:rsid="000b4e51"/>
    </style:style>
    <style:style style:name="T13" style:family="text">
      <style:text-properties fo:font-variant="normal" fo:text-transform="none" fo:color="#404040" style:font-name="Consolas" fo:font-size="9pt" fo:letter-spacing="normal" style:text-underline-style="none" officeooo:rsid="000b4e51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404040" style:font-name="Consolas" fo:font-size="9pt" fo:letter-spacing="normal" style:text-underline-style="none" fo:font-weight="bold" officeooo:rsid="000b4e51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404040" style:font-name="Consolas" fo:font-size="9pt" fo:letter-spacing="normal" officeooo:rsid="000ae6be"/>
    </style:style>
    <style:style style:name="T16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officeooo:rsid="0004562d" style:text-blinking="false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111111" fo:font-size="10.5pt" fo:letter-spacing="normal" fo:font-style="normal" style:text-underline-style="none" fo:font-weight="normal" officeooo:rsid="00097063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111111" fo:font-size="10.5pt" fo:letter-spacing="normal" fo:font-style="normal" style:text-underline-style="none" fo:font-weight="normal" officeooo:rsid="0004562d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097063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ae6be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c240f" style:font-style-asian="normal" style:font-weight-asian="normal" style:font-style-complex="normal" style:font-weight-complex="normal"/>
    </style:style>
    <style:style style:name="T24" style:family="text">
      <style:text-properties officeooo:rsid="00097063"/>
    </style:style>
    <style:style style:name="T25" style:family="text">
      <style:text-properties fo:color="#111111" fo:font-size="10.5pt" officeooo:rsid="00097063"/>
    </style:style>
    <style:style style:name="T26" style:family="text">
      <style:text-properties officeooo:rsid="0009cd1d"/>
    </style:style>
    <style:style style:name="T27" style:family="text">
      <style:text-properties officeooo:rsid="000ae6be"/>
    </style:style>
    <style:style style:name="T28" style:family="text">
      <style:text-properties officeooo:rsid="000b4e51"/>
    </style:style>
    <style:style style:name="T29" style:family="text">
      <style:text-properties fo:color="#333333" style:font-name="Consolas1" fo:font-size="12pt"/>
    </style:style>
    <style:style style:name="T30" style:family="text">
      <style:text-properties fo:color="#333333" style:font-name="Consolas1" fo:font-size="12pt" style:text-underline-style="none" officeooo:rsid="0008d4b7" style:font-style-asian="normal" style:font-weight-asian="normal" style:font-style-complex="normal" style:font-weight-complex="normal"/>
    </style:style>
    <style:style style:name="T31" style:family="text">
      <style:text-properties style:text-underline-style="none" officeooo:rsid="000914fd" style:font-style-asian="normal" style:font-weight-asian="normal" style:font-style-complex="normal" style:font-weight-complex="normal"/>
    </style:style>
    <style:style style:name="T32" style:family="text">
      <style:text-properties officeooo:rsid="000c24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o necessário para o workshop:</text:p>
      <text:p text:style-name="P7">A instalar o tensorflow só é necessário a instalação com suporte de cpu (esta advertência é mais relevante para utilizadores de windows que é quase impossivel instalar os outros tipos)</text:p>
      <text:p text:style-name="P1"/>
      <text:p text:style-name="P32">windows: </text:p>
      <text:p text:style-name="P32"><text:span text:style-name="T24">(Se instalar no windows não será possível fazer a parte final deste workshop ,uma vez q</text:span></text:p>
      <text:p text:style-name="P35">ue o windows não suporta <text:span text:style-name="T32">Keras</text:span>)</text:p>
      <text:p text:style-name="P35"/>
      <text:p text:style-name="P33">1-In<text:span text:style-name="T20">stalar a anaconda →</text:span><text:span text:style-name="T21">Abra este link:</text:span><text:span text:style-name="T20"> </text:span><text:span text:style-name="T23">https://www.anaconda.com/download/#windows</text:span></text:p>
      <text:p text:style-name="P35">escolha a opção mais adequada para o seu computador de download.</text:p>
      <text:p text:style-name="P4"><text:span text:style-name="T24">(</text:span>instale a versão python 3.6<text:span text:style-name="T24">)</text:span> </text:p>
      <text:p text:style-name="P4"/>
      <text:p text:style-name="P1"><text:span text:style-name="T20">2- instalar jupyter nb_extensions → </text:span><text:span text:style-name="T21">(não é 100 por cento necessário ,</text:span><text:span text:style-name="T22">caso não consiga não trará nenhum problema na execução do workshop)</text:span></text:p>
      <text:p text:style-name="P1"><text:span text:style-name="T22"/></text:p>
      <text:p text:style-name="P4"><text:tab/>insira num terminal as seguintes linhas de comando:</text:p>
      <text:p text:style-name="P4"><text:tab/><text:span text:style-name="T1">conda install -c conda-forge jupyter_contrib_nbextensions</text:span></text:p>
      <text:p text:style-name="P8"/>
      <text:p text:style-name="P3"><text:span text:style-name="T3"><text:tab/>jupyter nbextension enable </text:span><text:span text:style-name="T8">j</text:span><text:a xlink:type="simple" xlink:href="https://github.com/Jupyter-contrib/jupyter_nbextensions_configurator" text:style-name="Internet_20_link" text:visited-style-name="Visited_20_Internet_20_Link"><text:span text:style-name="T17">upyter_nbextensions_configurator</text:span></text:a><text:span text:style-name="T8"> </text:span></text:p>
      <text:p text:style-name="P3"><text:span text:style-name="T8"/></text:p>
      <text:p text:style-name="P3"><text:span text:style-name="T8"><text:tab/></text:span><text:span text:style-name="T10">Caso não funcione tente:</text:span></text:p>
      <text:p text:style-name="P3"><text:span text:style-name="T10"><text:tab/></text:span><text:span text:style-name="Source_20_Text"><text:span text:style-name="T18">conda install -c </text:span></text:span><text:a xlink:type="simple" xlink:href="https://conda.anaconda.org/robintw" text:style-name="Internet_20_link" text:visited-style-name="Visited_20_Internet_20_Link"><text:span text:style-name="Source_20_Text">https://conda.anaconda.org/robintw</text:span></text:a><text:span text:style-name="Source_20_Text"><text:span text:style-name="T18"> nbextensions</text:span></text:span></text:p>
      <text:p text:style-name="P3"><text:span text:style-name="Source_20_Text"><text:span text:style-name="T19"/></text:span></text:p>
      <text:p text:style-name="P19"><text:span text:style-name="T29">(Para verificar se as instalações estão bem , insira num terminal o comando :</text:span></text:p>
      <text:p text:style-name="P19"><text:span text:style-name="T29"><text:s/>jupyter notebook</text:span></text:p>
      <text:p text:style-name="P19"><text:span text:style-name="Source_20_Text"><text:span text:style-name="T4">se tiver aberto um browser com esse programa está a funcionar ).Pode também experimentar abrir o guião.</text:span></text:span></text:p>
      <text:p text:style-name="P27"/>
      <text:p text:style-name="P4">Linux:</text:p>
      <text:p text:style-name="P4"/>
      <text:p text:style-name="P33">1-In<text:span text:style-name="T20">stalar a anaconda →</text:span><text:span text:style-name="T21">Abra este link:</text:span><text:span text:style-name="T20"> </text:span><text:span text:style-name="T23">https://www.anaconda.com/download/#linux</text:span></text:p>
      <text:p text:style-name="P36">escolha a opção mais adequada para o seu computador de download.</text:p>
      <text:p text:style-name="P24"><text:span text:style-name="T24">(</text:span>instale a versão python 3.6<text:span text:style-name="T24">)</text:span> </text:p>
      <text:p text:style-name="P24"/>
      <text:p text:style-name="P24">2- instalar jupyter nb_extensions → <text:span text:style-name="T24">(não é 100 por cento necessário )</text:span></text:p>
      <text:p text:style-name="P28">(proce<text:span text:style-name="T26">di</text:span>mento pode ser visto neste link , em baixo estão as linhas de comando necessárias)</text:p>
      <text:p text:style-name="P32"><text:a xlink:type="simple" xlink:href="http://jupyter-contrib-nbextensions.readthedocs.io/en/latest/install.html" text:style-name="Internet_20_link" text:visited-style-name="Visited_20_Internet_20_Link"><text:span text:style-name="T20">http://jupyter-contrib-nbextensions.readthedocs.io/en/latest/install.html</text:span></text:a></text:p>
      <text:p text:style-name="P32"><text:span text:style-name="T20"><text:s/></text:span></text:p>
      <text:p text:style-name="P24"><text:tab/>resumo da instalação:</text:p>
      <text:p text:style-name="P24"><text:tab/>insira num terminal as seguintes linhas de comando:</text:p>
      <text:p text:style-name="P24"><text:tab/><text:span text:style-name="T1">conda install -c conda-forge jupyter_contrib_nbextensions</text:span></text:p>
      <text:p text:style-name="P10"/>
      <text:p text:style-name="P38"><text:span text:style-name="T3"><text:tab/>jupyter nbextension enable </text:span><text:span text:style-name="T8">j</text:span><text:a xlink:type="simple" xlink:href="https://github.com/Jupyter-contrib/jupyter_nbextensions_configurator" text:style-name="Internet_20_link" text:visited-style-name="Visited_20_Internet_20_Link"><text:span text:style-name="T17">upyter_nbextensions_configurator</text:span></text:a><text:span text:style-name="T8"> </text:span></text:p>
      <text:p text:style-name="P38"><text:span text:style-name="T8"/></text:p>
      <text:p text:style-name="P38"><text:span text:style-name="T8"><text:tab/></text:span><text:span text:style-name="T10">Caso não funcione tente:</text:span></text:p>
      <text:p text:style-name="P14"><text:span text:style-name="T24"><text:tab/></text:span><text:span text:style-name="Source_20_Text"><text:span text:style-name="T25">conda install -c </text:span></text:span><text:a xlink:type="simple" xlink:href="https://conda.anaconda.org/robintw" text:style-name="Internet_20_link" text:visited-style-name="Visited_20_Internet_20_Link"><text:span text:style-name="Source_20_Text">https://conda.anaconda.org/robintw</text:span></text:a><text:span text:style-name="Source_20_Text"><text:span text:style-name="T25"> nbextensions</text:span></text:span></text:p>
      <text:p text:style-name="P12"/>
      <text:p text:style-name="P25"><text:span text:style-name="T6">3-</text:span><text:span text:style-name="T15">Instale a biblioteca TensorFlow</text:span></text:p>
      <text:p text:style-name="P25"><text:span text:style-name="T11"><text:tab/></text:span><text:span text:style-name="T12">insira num terminal os seguntes comandos:</text:span></text:p>
      <text:p text:style-name="P29"><text:span text:style-name="T13"><text:tab/><text:tab/></text:span><text:span text:style-name="T14">conda install -c conda-forge tensorflow </text:span></text:p>
      <text:p text:style-name="P13"/>
      <text:p text:style-name="P16">4-instal<text:span text:style-name="T27">e a biblioteca keras</text:span></text:p>
      <text:p text:style-name="P16"><text:tab/><text:span text:style-name="T28">insira num terminal os seguintes comandos</text:span></text:p>
      <text:p text:style-name="P18"><text:span text:style-name="T31"><text:tab/><text:tab/></text:span><text:span text:style-name="T29">conda install -c conda-forge keras </text:span></text:p>
      <text:p text:style-name="P18"><text:span text:style-name="T29"/></text:p>
      <text:p text:style-name="P19"><text:span text:style-name="T29">(Para verificar se as instalações estão bem , insira num terminal o comando :</text:span></text:p>
      <text:p text:style-name="P19"><text:soft-page-break/><text:span text:style-name="T29"><text:s/>jupyter notebook</text:span></text:p>
      <text:p text:style-name="P19"><text:span text:style-name="T29">se tiver aberto um browser com esse programa está a funcionar ).Pode também experimentar abrir o guião.</text:span></text:p>
      <text:p text:style-name="P4"/>
      <text:p text:style-name="P1"/>
      <text:p text:style-name="P1">IOS:</text:p>
      <text:p text:style-name="P1"/>
      <text:p text:style-name="P33">1-In<text:span text:style-name="T20">stalar a anaconda →</text:span><text:span text:style-name="T21">Abra este link:</text:span><text:span text:style-name="T20"> </text:span><text:span text:style-name="T23">https://www.anaconda.com/download/#macos</text:span></text:p>
      <text:p text:style-name="P37">escolha a opção mais adequada para o seu computador de download.</text:p>
      <text:p text:style-name="P26"><text:span text:style-name="T24">(</text:span>instale a versão python 3.6<text:span text:style-name="T24">)</text:span> </text:p>
      <text:p text:style-name="P26"/>
      <text:p text:style-name="P33"><text:span text:style-name="T20">2- instalar jupyter nb_extensions → </text:span><text:span text:style-name="T21">(não é 100 por cento necessário ,</text:span><text:span text:style-name="T22">caso não consiga não trará nenhum problema na execução do workshop)</text:span></text:p>
      <text:p text:style-name="P33"><text:span text:style-name="T22"/></text:p>
      <text:p text:style-name="P26"><text:tab/>insira num terminal as seguintes linhas de comando:</text:p>
      <text:p text:style-name="P26"><text:tab/><text:span text:style-name="T1">conda install -c conda-forge jupyter_contrib_nbextensions</text:span></text:p>
      <text:p text:style-name="P11"/>
      <text:p text:style-name="P39"><text:span text:style-name="T3"><text:tab/>jupyter nbextension enable </text:span><text:span text:style-name="T8">j</text:span><text:a xlink:type="simple" xlink:href="https://github.com/Jupyter-contrib/jupyter_nbextensions_configurator" text:style-name="Internet_20_link" text:visited-style-name="Visited_20_Internet_20_Link"><text:span text:style-name="T17">upyter_nbextensions_configurator</text:span></text:a><text:span text:style-name="T8"> </text:span></text:p>
      <text:p text:style-name="P39"><text:span text:style-name="T8"/></text:p>
      <text:p text:style-name="P39"><text:span text:style-name="T8"><text:tab/></text:span><text:span text:style-name="T10">Caso não funcione tente:</text:span></text:p>
      <text:p text:style-name="P33"><text:span text:style-name="T10"><text:tab/></text:span><text:span text:style-name="Source_20_Text"><text:span text:style-name="T18">conda install -c </text:span></text:span><text:a xlink:type="simple" xlink:href="https://conda.anaconda.org/robintw" text:style-name="Internet_20_link" text:visited-style-name="Visited_20_Internet_20_Link"><text:span text:style-name="Source_20_Text">https://conda.anaconda.org/robintw</text:span></text:a><text:span text:style-name="Source_20_Text"><text:span text:style-name="T18"> nbextensions</text:span></text:span></text:p>
      <text:p text:style-name="P33"><text:span text:style-name="Source_20_Text"><text:span text:style-name="T18"/></text:span></text:p>
      <text:p text:style-name="P12"/>
      <text:p text:style-name="P26"><text:span text:style-name="T6">3-</text:span><text:span text:style-name="T15">Instale a biblioteca TensorFlow</text:span></text:p>
      <text:p text:style-name="P26"><text:span text:style-name="T11"><text:tab/></text:span><text:span text:style-name="T12">insira num terminal os seguntes comandos:</text:span></text:p>
      <text:p text:style-name="P30"><text:span text:style-name="T13"><text:tab/><text:tab/></text:span><text:span text:style-name="T14">conda install -c conda-forge tensorflow </text:span></text:p>
      <text:p text:style-name="P15"/>
      <text:p text:style-name="P17">4-instal<text:span text:style-name="T27">e a biblioteca keras</text:span></text:p>
      <text:p text:style-name="P17"><text:tab/><text:span text:style-name="T28">insira num terminal os seguintes comandos</text:span></text:p>
      <text:p text:style-name="P21"><text:span text:style-name="T31"><text:tab/><text:tab/></text:span><text:span text:style-name="T29">conda install -c conda-forge keras </text:span></text:p>
      <text:p text:style-name="P20"><text:span text:style-name="T5"/></text:p>
      <text:p text:style-name="P19"><text:span text:style-name="T29">(Para verificar se as instalações estão bem , insira num terminal o comando :</text:span></text:p>
      <text:p text:style-name="P19"><text:span text:style-name="T29"><text:s/>jupyter notebook</text:span></text:p>
      <text:p text:style-name="P19"><text:span text:style-name="T30">se tiver aberto um browser com esse programa está a funcionar ).Pode também experimentar abrir o gui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Courier, monospace"/>
    <style:font-face style:name="Lato" svg:font-family="Lato, proxima-nova, 'Helvetica Neue', Arial, sans-serif"/>
    <style:font-face style:name="Roboto Mono" svg:font-family="'Roboto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4:22:13.664688548</meta:creation-date>
    <dc:date>2018-03-29T21:46:58.189636448</dc:date>
    <meta:editing-duration>PT41M1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442" meta:character-count="3232" meta:non-whitespace-character-count="2805"/>
  </office:meta>
</office:document-meta>
</file>